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2494612" text:style-name="L1">
        <text:list-item>
          <text:p text:style-name="P1"><text:span text:style-name="Strong_20_Emphasis">Input Data</text:span>:</text:p>
          <text:list>
            <text:list-item>
              <text:p text:style-name="P2">It prompts the user to enter a list of numbers separated by spaces and converts that input into a NumPy array.</text:p>
            </text:list-item>
          </text:list>
        </text:list-item>
        <text:list-item>
          <text:p text:style-name="P1"><text:span text:style-name="Strong_20_Emphasis">Equal Frequency Partitioning</text:span>:</text:p>
          <text:list>
            <text:list-item>
              <text:p text:style-name="P2">It divides the input data into <text:span text:style-name="Source_20_Text">num_bins</text:span> equal-frequency bins using <text:span text:style-name="Source_20_Text">np.array_split</text:span>.</text:p>
            </text:list-item>
            <text:list-item>
              <text:p text:style-name="P2">Displays the content of each bin, showing which numbers are in each bin.</text:p>
            </text:list-item>
          </text:list>
        </text:list-item>
        <text:list-item>
          <text:p text:style-name="P1"><text:span text:style-name="Strong_20_Emphasis">Bin Means</text:span>:</text:p>
          <text:list>
            <text:list-item>
              <text:p text:style-name="P2">Calculates the mean value for each bin.</text:p>
            </text:list-item>
            <text:list-item>
              <text:p text:style-name="P2">Displays the smoothed means, which are repeated mean values for each bin.</text:p>
            </text:list-item>
          </text:list>
        </text:list-item>
        <text:list-item>
          <text:p text:style-name="P1"><text:span text:style-name="Strong_20_Emphasis">Bin Boundaries</text:span>:</text:p>
          <text:list>
            <text:list-item>
              <text:p text:style-name="P2">Calculates the bin boundaries based on the provided logic.</text:p>
            </text:list-item>
            <text:list-item>
              <text:p text:style-name="P2">Initializes a NumPy array <text:span text:style-name="Source_20_Text">bin_boundaries</text:span> to store the boundaries.</text:p>
            </text:list-item>
            <text:list-item>
              <text:p text:style-name="P2">Loops through the data, identifying the closest boundary for each element in the bins.</text:p>
            </text:list-item>
            <text:list-item>
              <text:p text:style-name="P1">Displays the bin boundaries after smoothing.</text:p>
            </text:list-item>
          </text:list>
        </text:list-item>
      </text:list>
      <text:p text:style-name="Text_20_body">Let's break down the <text:span text:style-name="Source_20_Text">bin boundaries</text:span> section:</text:p>
      <text:list xml:id="list3075087919" text:style-name="L2">
        <text:list-item>
          <text:p text:style-name="P3"><text:span text:style-name="Source_20_Text">bin_boundaries = np.zeros((num_bins, len(data) // num_bins))</text:span>: Initializes an array to store bin boundaries.</text:p>
        </text:list-item>
        <text:list-item>
          <text:p text:style-name="P3"><text:span text:style-name="Source_20_Text">for i in range(0, len(data), len(data) // num_bins):</text:span>: Iterates through the data based on bin size.</text:p>
        </text:list-item>
        <text:list-item>
          <text:p text:style-name="P3"><text:span text:style-name="Source_20_Text">k = i // (len(data) // num_bins)</text:span>: Determines the current bin number.</text:p>
        </text:list-item>
        <text:list-item>
          <text:p text:style-name="P3"><text:span text:style-name="Source_20_Text">for j in range(len(data) // num_bins)):</text:span>: Loops through each element in the current bin.</text:p>
        </text:list-item>
        <text:list-item>
          <text:p text:style-name="P3"><text:span text:style-name="Source_20_Text">if (data_sorted[i + j] - data_sorted[i]) &lt; (data_sorted[i + len(data) // num_bins - 1] - data_sorted[i + j]):</text:span>: Compares the distance of the current element from the lower and upper bin boundaries.</text:p>
        </text:list-item>
        <text:list-item>
          <text:p text:style-name="P3">Assigns the closest boundary to the element and stores it in <text:span text:style-name="Source_20_Text">bin_boundaries</text:span>.</text:p>
        </text:list-item>
        <text:list-item>
          <text:p text:style-name="P3">Finally, it displays the bin boundaries for each bin.</text:p>
        </text:list-item>
      </text:list>
      <text:h text:style-name="Heading_20_3" text:outline-level="3">Theory of Binning:</text:h>
      <text:h text:style-name="Heading_20_4" text:outline-level="4">Types of Binning:</text:h>
      <text:list xml:id="list1606453926" text:style-name="L3">
        <text:list-item>
          <text:p text:style-name="P4"><text:span text:style-name="Strong_20_Emphasis">Equal-Width Binning (Uniform Width)</text:span>:</text:p>
          <text:list>
            <text:list-item>
              <text:p text:style-name="P5">Divides the range of values into a fixed number of intervals with equal widths.</text:p>
            </text:list-item>
            <text:list-item>
              <text:p text:style-name="P5">Formula: Width = (max_value - min_value) / number_of_bins</text:p>
            </text:list-item>
          </text:list>
        </text:list-item>
        <text:list-item>
          <text:p text:style-name="P4"><text:span text:style-name="Strong_20_Emphasis">Equal-Frequency Binning (Quantile Binning)</text:span>:</text:p>
          <text:list>
            <text:list-item>
              <text:p text:style-name="P5">Divides the data into intervals containing approximately the same number of observations.</text:p>
            </text:list-item>
            <text:list-item>
              <text:p text:style-name="P5">Ensures each bin has an equal number of data points.</text:p>
            </text:list-item>
            <text:list-item>
              <text:p text:style-name="P5"><text:soft-page-break/>Useful for handling skewed datasets.</text:p>
            </text:list-item>
          </text:list>
        </text:list-item>
        <text:list-item>
          <text:p text:style-name="P4"><text:span text:style-name="Strong_20_Emphasis">Custom Binning</text:span>:</text:p>
          <text:list>
            <text:list-item>
              <text:p text:style-name="P5">Involves creating bins based on domain knowledge or specific requirements.</text:p>
            </text:list-item>
            <text:list-item>
              <text:p text:style-name="P4">Defines intervals with irregular boundaries based on the nature of the data.</text:p>
            </text:list-item>
          </text:list>
        </text:list-item>
      </text:list>
      <text:h text:style-name="Heading_20_3" text:outline-level="3">Usage of Binning:</text:h>
      <text:h text:style-name="Heading_20_4" text:outline-level="4">Data Preprocessing:</text:h>
      <text:list xml:id="list4072238552" text:style-name="L4">
        <text:list-item>
          <text:p text:style-name="P7">Converts continuous variables into categorical ones for analysis.</text:p>
        </text:list-item>
        <text:list-item>
          <text:p text:style-name="P6">Simplifies complex data structures for better understanding and interpretation.</text:p>
        </text:list-item>
      </text:list>
      <text:h text:style-name="Heading_20_4" text:outline-level="4">Feature Engineering:</text:h>
      <text:list xml:id="list1525164212" text:style-name="L5">
        <text:list-item>
          <text:p text:style-name="P9">Helps in creating new features from continuous variables.</text:p>
        </text:list-item>
        <text:list-item>
          <text:p text:style-name="P8">Improves model performance by handling non-linearity and improving the learning process.</text:p>
        </text:list-item>
      </text:list>
      <text:h text:style-name="Heading_20_3" text:outline-level="3">Applications of Binning:</text:h>
      <text:list xml:id="list7875019" text:style-name="L6">
        <text:list-item>
          <text:p text:style-name="P10"><text:span text:style-name="Strong_20_Emphasis">Machine Learning and Statistics</text:span>:</text:p>
          <text:list>
            <text:list-item>
              <text:p text:style-name="P11">Used in predictive modeling to improve the performance of algorithms.</text:p>
            </text:list-item>
            <text:list-item>
              <text:p text:style-name="P11">Handles continuous variables in regression, classification, and clustering tasks.</text:p>
            </text:list-item>
          </text:list>
        </text:list-item>
        <text:list-item>
          <text:p text:style-name="P10"><text:span text:style-name="Strong_20_Emphasis">Data Analysis and Visualization</text:span>:</text:p>
          <text:list>
            <text:list-item>
              <text:p text:style-name="P11">Simplifies data representation by aggregating continuous values into categories for easier interpretation.</text:p>
            </text:list-item>
            <text:list-item>
              <text:p text:style-name="P11">Constructs histograms and other visualizations to understand data distributions.</text:p>
            </text:list-item>
          </text:list>
        </text:list-item>
        <text:list-item>
          <text:p text:style-name="P10"><text:span text:style-name="Strong_20_Emphasis">Outlier Detection and Handling</text:span>:</text:p>
          <text:list>
            <text:list-item>
              <text:p text:style-name="P11">Groups outliers within specific intervals, making them easier to identify and handle separately.</text:p>
            </text:list-item>
          </text:list>
        </text:list-item>
        <text:list-item>
          <text:p text:style-name="P10"><text:span text:style-name="Strong_20_Emphasis">Data Compression</text:span>:</text:p>
          <text:list>
            <text:list-item>
              <text:p text:style-name="P10">Reduces the complexity of large datasets by converting continuous variables into discrete categories, facilitating storage and computation.</text:p>
            </text:list-item>
          </text:list>
        </text:list-item>
      </text:list>
      <text:h text:style-name="Heading_20_3" text:outline-level="3">Advantages of Binning:</text:h>
      <text:list xml:id="list1919647818" text:style-name="L7">
        <text:list-item>
          <text:p text:style-name="P13"><text:span text:style-name="Strong_20_Emphasis">Interpretability</text:span>: Makes data easier to interpret by categorizing continuous values.</text:p>
        </text:list-item>
        <text:list-item>
          <text:p text:style-name="P13"><text:span text:style-name="Strong_20_Emphasis">Handles Outliers</text:span>: Helps in managing outliers within specific bins.</text:p>
        </text:list-item>
        <text:list-item>
          <text:p text:style-name="P13"><text:span text:style-name="Strong_20_Emphasis">Feature Creation</text:span>: Enables the creation of new features capturing important information.</text:p>
        </text:list-item>
        <text:list-item>
          <text:p text:style-name="P12"><text:span text:style-name="Strong_20_Emphasis">Improved Model Performance</text:span>: Enhances machine learning models by transforming variables.</text:p>
        </text:list-item>
      </text:list>
      <text:h text:style-name="Heading_20_3" text:outline-level="3">Disadvantages of Binning:</text:h>
      <text:list xml:id="list2827056871" text:style-name="L8">
        <text:list-item>
          <text:p text:style-name="P15"><text:span text:style-name="Strong_20_Emphasis">Information Loss</text:span>: Reduces data precision by collapsing values into discrete categories.</text:p>
        </text:list-item>
        <text:list-item>
          <text:p text:style-name="P15"><text:span text:style-name="Strong_20_Emphasis">Subjectivity</text:span>: Choosing bin sizes and boundaries might be subjective and impact analysis.</text:p>
        </text:list-item>
        <text:list-item>
          <text:p text:style-name="P14"><text:span text:style-name="Strong_20_Emphasis">Sensitivity to Bin Size</text:span>: Performance can vary based on the number and size of bins selected.</text:p>
        </text:list-item>
      </text:list>
      <text:h text:style-name="Heading_20_3" text:outline-level="3"><text:soft-page-break/>Additional Information:</text:h>
      <text:list xml:id="list3013465057" text:style-name="L9">
        <text:list-item>
          <text:p text:style-name="P17"><text:span text:style-name="Strong_20_Emphasis">Optimal Bin Selection</text:span>: Various statistical rules exist (e.g., Sturges' Rule, Scott's Rule) to determine the number of bins.</text:p>
        </text:list-item>
        <text:list-item>
          <text:p text:style-name="P17"><text:span text:style-name="Strong_20_Emphasis">Implementation in Software</text:span>: Many programming languages and libraries provide functions to perform binning, such as Python's pandas, NumPy, and scikit-learn.</text:p>
        </text:list-item>
        <text:list-item>
          <text:p text:style-name="P16"><text:span text:style-name="Strong_20_Emphasis">Domain-Specific Binning</text:span>: Customized binning strategies based on domain knowledge can improve analysis and model performanc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1:15:00.463600106</meta:creation-date>
    <dc:date>2023-12-07T11:16:56.131513551</dc:date>
    <meta:editing-duration>PT1M56S</meta:editing-duration>
    <meta:editing-cycles>1</meta:editing-cycles>
    <meta:document-statistic meta:table-count="0" meta:image-count="0" meta:object-count="0" meta:page-count="3" meta:paragraph-count="64" meta:word-count="637" meta:character-count="4202" meta:non-whitespace-character-count="3683"/>
    <meta:generator>LibreOffice/7.3.7.2$Linux_X86_64 LibreOffice_project/30$Build-2</meta:generator>
  </office:meta>
</office:document-meta>
</file>